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sh:<text:a xlink:type="simple" xlink:href="mailto://mzhang@gerrit-ring.savoirfairelinux.com" text:style-name="Internet_20_link" text:visited-style-name="Visited_20_Internet_20_Link">//mzhang@gerrit-ring.savoirfairelinux.com</text:a>:29420/ring-lrc</text:p>
      <text:p text:style-name="Standard">ssh://mzhang@gerrit-ring.savoirfairelinux.com:29420/ring-daem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59:27.083392642</meta:creation-date>
    <dc:date>2019-05-28T10:08:29.868867977</dc:date>
    <meta:editing-duration>PT9M3S</meta:editing-duration>
    <meta:editing-cycles>1</meta:editing-cycles>
    <meta:document-statistic meta:table-count="0" meta:image-count="0" meta:object-count="0" meta:page-count="1" meta:paragraph-count="2" meta:word-count="2" meta:character-count="123" meta:non-whitespace-character-count="123"/>
    <meta:generator>LibreOffice/6.0.7.3$Linux_X86_64 LibreOffice_project/00m0$Build-3</meta:generator>
  </office:meta>
</office:document-meta>
</file>